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office:automatic-styles>
  <office:body>
    <office:text>
      <text:p text:style-name="Title">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Console to SAAS<text:bookmark-end text:name="console-to-saas"/></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1" text:outline-level="1"><text:bookmark-start text:name="the-boss-that-is-hurrying-up-proof-of-concept--source-code"/>The boss that is hurrying up: proof of concept + source code<text:bookmark-end text:name="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financial-department-last-tweaks-mvp--fixing-bugs-source-control"/>Financial department last tweaks: MVP + fixing bugs, source control<text:bookmark-end text:name="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second-internal-customer-sharing-code-source--settings-for-client"/>Second internal customer: sharing code source + settings for client<text:bookmark-end text:name="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transform-to-product-making-a-gui"/>Transform to product: making a GUI<text:bookmark-end text:name="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Start()</text:p>
      <text:p text:style-name="P18">{ <text:s text:c="2"/></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 = folderPath.Text;</text:p>
      <text:p text:style-name="P28"><text:s text:c="4"/>if(string.IsNullOrWhiteSpace(folder))</text:p>
      <text:p text:style-name="P29"><text:s text:c="4"/>{</text:p>
      <text:p text:style-name="P30"><text:s text:c="8"/>MessageBox.Show("please choose a folder");</text:p>
      <text:p text:style-name="P31"><text:s text:c="8"/>return;</text:p>
      <text:p text:style-name="P32"/>
      <text:p text:style-name="P33"><text:s text:c="4"/>}</text:p>
      <text:p text:style-name="P34"><text:s text:c="4"/>var extractor = new WordContractExtractor(folder);</text:p>
      <text:p text:style-name="P35"><text:s text:c="4"/>extractor.Start();</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onsole2SAAS</dc:title>
    <dc:description/>
    <dc:subject/>
    <meta:keyword/>
    <meta:initial-creator/>
    <dc:creator/>
    <meta:creation-date>2020-02-20T17:46:22Z</meta:creation-date>
    <dc:date>2020-02-20T17:46:22Z</dc:date>
  </office:meta>
</office:document-meta>
</file>